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18e7" officeooo:paragraph-rsid="001618e7"/>
    </style:style>
    <style:style style:name="P2" style:family="paragraph" style:parent-style-name="Standard">
      <style:text-properties officeooo:paragraph-rsid="001618e7"/>
    </style:style>
    <style:style style:name="P3" style:family="paragraph" style:parent-style-name="Standard">
      <style:text-properties officeooo:paragraph-rsid="0018f1a2"/>
    </style:style>
    <style:style style:name="P4" style:family="paragraph" style:parent-style-name="Standard">
      <style:text-properties officeooo:paragraph-rsid="001a3116"/>
    </style:style>
    <style:style style:name="P5" style:family="paragraph" style:parent-style-name="Standard">
      <style:text-properties fo:font-weight="bold" officeooo:rsid="001618e7" officeooo:paragraph-rsid="001618e7" style:font-weight-asian="bold" style:font-weight-complex="bold"/>
    </style:style>
    <style:style style:name="P6" style:family="paragraph" style:parent-style-name="Standard">
      <style:text-properties fo:font-weight="bold" officeooo:rsid="001618e7" officeooo:paragraph-rsid="0024eab4" style:font-weight-asian="bold" style:font-weight-complex="bold"/>
    </style:style>
    <style:style style:name="P7" style:family="paragraph" style:parent-style-name="Standard">
      <style:text-properties officeooo:paragraph-rsid="001dd44b"/>
    </style:style>
    <style:style style:name="P8" style:family="paragraph" style:parent-style-name="Standard">
      <style:text-properties officeooo:paragraph-rsid="001e3e5b"/>
    </style:style>
    <style:style style:name="P9" style:family="paragraph" style:parent-style-name="Standard">
      <style:text-properties officeooo:paragraph-rsid="001ebc3b"/>
    </style:style>
    <style:style style:name="P10" style:family="paragraph" style:parent-style-name="Standard">
      <style:text-properties officeooo:paragraph-rsid="0021d33c"/>
    </style:style>
    <style:style style:name="P11" style:family="paragraph" style:parent-style-name="Standard">
      <style:text-properties fo:font-style="normal" fo:font-weight="normal" officeooo:paragraph-rsid="001dd44b" style:font-style-asian="normal" style:font-weight-asian="normal" style:font-style-complex="normal" style:font-weight-complex="normal"/>
    </style:style>
    <style:style style:name="P12" style:family="paragraph" style:parent-style-name="Standard">
      <style:text-properties fo:font-style="normal" fo:font-weight="normal" officeooo:rsid="0018f1a2" officeooo:paragraph-rsid="001e3e5b" style:font-style-asian="normal" style:font-weight-asian="normal" style:font-style-complex="normal" style:font-weight-complex="normal"/>
    </style:style>
    <style:style style:name="P13" style:family="paragraph" style:parent-style-name="Standard">
      <style:text-properties fo:font-style="normal" fo:font-weight="normal" officeooo:rsid="0018f1a2" officeooo:paragraph-rsid="00375f8f" style:font-style-asian="normal" style:font-weight-asian="normal" style:font-style-complex="normal" style:font-weight-complex="normal"/>
    </style:style>
    <style:style style:name="P14" style:family="paragraph" style:parent-style-name="Standard">
      <style:text-properties fo:font-style="normal" fo:font-weight="normal" officeooo:rsid="001ebc3b" officeooo:paragraph-rsid="001ebc3b" style:font-style-asian="normal" style:font-weight-asian="normal" style:font-style-complex="normal" style:font-weight-complex="normal"/>
    </style:style>
    <style:style style:name="P15" style:family="paragraph" style:parent-style-name="Standard">
      <style:text-properties fo:font-style="normal" fo:font-weight="normal" officeooo:rsid="0021d33c" officeooo:paragraph-rsid="0021d33c" style:font-style-asian="normal" style:font-weight-asian="normal" style:font-style-complex="normal" style:font-weight-complex="normal"/>
    </style:style>
    <style:style style:name="P16" style:family="paragraph" style:parent-style-name="Standard">
      <style:text-properties fo:font-style="normal" fo:font-weight="normal" officeooo:rsid="002218e7" officeooo:paragraph-rsid="002218e7" style:font-style-asian="normal" style:font-weight-asian="normal" style:font-style-complex="normal" style:font-weight-complex="normal"/>
    </style:style>
    <style:style style:name="P17" style:family="paragraph" style:parent-style-name="Standard">
      <style:text-properties fo:font-style="normal" fo:font-weight="normal" officeooo:rsid="0028f42a" officeooo:paragraph-rsid="002cd155" style:font-style-asian="normal" style:font-weight-asian="normal" style:font-style-complex="normal" style:font-weight-complex="normal"/>
    </style:style>
    <style:style style:name="P18" style:family="paragraph" style:parent-style-name="Standard">
      <style:text-properties fo:font-style="normal" fo:font-weight="normal" officeooo:rsid="002e3573" officeooo:paragraph-rsid="002e3573" style:font-style-asian="normal" style:font-weight-asian="normal" style:font-style-complex="normal" style:font-weight-complex="normal"/>
    </style:style>
    <style:style style:name="P19" style:family="paragraph" style:parent-style-name="Standard">
      <style:text-properties fo:font-style="normal" fo:font-weight="normal" officeooo:rsid="002e3573" officeooo:paragraph-rsid="002fa450" style:font-style-asian="normal" style:font-weight-asian="normal" style:font-style-complex="normal" style:font-weight-complex="normal"/>
    </style:style>
    <style:style style:name="P20" style:family="paragraph" style:parent-style-name="Standard">
      <style:text-properties fo:font-style="normal" fo:font-weight="normal" officeooo:rsid="00364dd0" officeooo:paragraph-rsid="00364dd0" style:font-style-asian="normal" style:font-weight-asian="normal" style:font-style-complex="normal" style:font-weight-complex="normal"/>
    </style:style>
    <style:style style:name="P21" style:family="paragraph" style:parent-style-name="Standard">
      <style:text-properties fo:font-style="normal" fo:font-weight="normal" officeooo:rsid="00375f8f" officeooo:paragraph-rsid="00375f8f" style:font-style-asian="normal" style:font-weight-asian="normal" style:font-style-complex="normal" style:font-weight-complex="normal"/>
    </style:style>
    <style:style style:name="P22" style:family="paragraph" style:parent-style-name="Standard">
      <style:text-properties fo:font-style="normal" fo:font-weight="bold" officeooo:rsid="0024eab4" officeooo:paragraph-rsid="0024eab4" style:font-style-asian="normal" style:font-weight-asian="bold" style:font-style-complex="normal" style:font-weight-complex="bold"/>
    </style:style>
    <style:style style:name="P23" style:family="paragraph" style:parent-style-name="Standard">
      <style:text-properties officeooo:paragraph-rsid="002cd155"/>
    </style:style>
    <style:style style:name="P24" style:family="paragraph" style:parent-style-name="Standard">
      <style:text-properties officeooo:paragraph-rsid="002e3573"/>
    </style:style>
    <style:style style:name="P25" style:family="paragraph" style:parent-style-name="Standard">
      <style:text-properties officeooo:rsid="002e3573" officeooo:paragraph-rsid="002f376a"/>
    </style:style>
    <style:style style:name="P26" style:family="paragraph" style:parent-style-name="Standard">
      <style:text-properties officeooo:paragraph-rsid="002fa450"/>
    </style:style>
    <style:style style:name="P27" style:family="paragraph" style:parent-style-name="Standard">
      <style:text-properties officeooo:paragraph-rsid="00340972"/>
    </style:style>
    <style:style style:name="P28" style:family="paragraph" style:parent-style-name="Standard">
      <style:text-properties officeooo:paragraph-rsid="00364dd0"/>
    </style:style>
    <style:style style:name="P29" style:family="paragraph" style:parent-style-name="Standard">
      <style:text-properties officeooo:paragraph-rsid="00375f8f"/>
    </style:style>
    <style:style style:name="P30" style:family="paragraph" style:parent-style-name="Standard">
      <style:text-properties officeooo:paragraph-rsid="003c0f3d"/>
    </style:style>
    <style:style style:name="P31" style:family="paragraph" style:parent-style-name="Standard">
      <style:text-properties officeooo:rsid="0018f1a2" officeooo:paragraph-rsid="0018f1a2"/>
    </style:style>
    <style:style style:name="P32" style:family="paragraph" style:parent-style-name="Standard">
      <style:text-properties fo:font-weight="normal" officeooo:rsid="00340972" officeooo:paragraph-rsid="00340972" style:font-weight-asian="normal" style:font-weight-complex="normal"/>
    </style:style>
    <style:style style:name="P33" style:family="paragraph" style:parent-style-name="Standard">
      <style:text-properties officeooo:paragraph-rsid="0042c8f9"/>
    </style:style>
    <style:style style:name="P34" style:family="paragraph" style:parent-style-name="Text_20_body">
      <style:text-properties officeooo:rsid="001618e7" officeooo:paragraph-rsid="001618e7"/>
    </style:style>
    <style:style style:name="P35" style:family="paragraph" style:parent-style-name="Text_20_body">
      <style:text-properties officeooo:paragraph-rsid="0018f1a2"/>
    </style:style>
    <style:style style:name="P36" style:family="paragraph" style:parent-style-name="Text_20_body">
      <style:text-properties officeooo:paragraph-rsid="0036cff2"/>
    </style:style>
    <style:style style:name="P37" style:family="paragraph" style:parent-style-name="Standard" style:list-style-name="L1">
      <style:text-properties officeooo:paragraph-rsid="001a3116"/>
    </style:style>
    <style:style style:name="P38" style:family="paragraph" style:parent-style-name="Standard" style:list-style-name="L2">
      <style:text-properties officeooo:paragraph-rsid="001ebc3b"/>
    </style:style>
    <style:style style:name="P39" style:family="paragraph" style:parent-style-name="Standard" style:list-style-name="L3">
      <style:text-properties officeooo:rsid="002218e7" officeooo:paragraph-rsid="002218e7"/>
    </style:style>
    <style:style style:name="P40" style:family="paragraph" style:parent-style-name="Standard" style:list-style-name="L4">
      <style:text-properties fo:font-style="normal" fo:font-weight="normal" officeooo:rsid="002e3573" officeooo:paragraph-rsid="002e3573" style:font-style-asian="normal" style:font-weight-asian="normal" style:font-style-complex="normal" style:font-weight-complex="normal"/>
    </style:style>
    <style:style style:name="P41" style:family="paragraph" style:parent-style-name="Standard" style:list-style-name="L2">
      <style:text-properties fo:font-style="normal" fo:font-weight="normal" officeooo:rsid="0018f1a2" officeooo:paragraph-rsid="001e3e5b" style:font-style-asian="normal" style:font-weight-asian="normal" style:font-style-complex="normal" style:font-weight-complex="normal"/>
    </style:style>
    <style:style style:name="P42" style:family="paragraph" style:parent-style-name="Standard" style:list-style-name="L6">
      <style:text-properties fo:font-style="normal" fo:font-weight="normal" officeooo:rsid="00364dd0" officeooo:paragraph-rsid="00364dd0" style:font-style-asian="normal" style:font-weight-asian="normal" style:font-style-complex="normal" style:font-weight-complex="normal"/>
    </style:style>
    <style:style style:name="P43" style:family="paragraph" style:parent-style-name="Standard" style:list-style-name="L5">
      <style:text-properties officeooo:paragraph-rsid="002fa450"/>
    </style:style>
    <style:style style:name="P44" style:family="paragraph" style:parent-style-name="Standard" style:list-style-name="L7">
      <style:text-properties officeooo:paragraph-rsid="00375f8f"/>
    </style:style>
    <style:style style:name="P45" style:family="paragraph" style:parent-style-name="Standard">
      <style:text-properties fo:font-weight="normal" officeooo:rsid="0042c8f9" officeooo:paragraph-rsid="003c0f3d" style:font-weight-asian="normal" style:font-weight-complex="normal"/>
    </style:style>
    <style:style style:name="P46" style:family="paragraph" style:parent-style-name="Standard">
      <style:text-properties fo:font-weight="normal" officeooo:rsid="0043524d" officeooo:paragraph-rsid="0042c8f9" style:font-weight-asian="normal" style:font-weight-complex="normal"/>
    </style:style>
    <style:style style:name="P47" style:family="paragraph" style:parent-style-name="Standard" style:list-style-name="L8">
      <style:text-properties officeooo:paragraph-rsid="0042c8f9"/>
    </style:style>
    <style:style style:name="P48" style:family="paragraph" style:parent-style-name="Standard">
      <style:text-properties fo:font-weight="bold" officeooo:rsid="0043524d" officeooo:paragraph-rsid="0043524d" style:font-weight-asian="bold" style:font-weight-complex="bold"/>
    </style:style>
    <style:style style:name="P49" style:family="paragraph" style:parent-style-name="Standard">
      <style:text-properties fo:font-weight="bold" officeooo:rsid="0043524d" officeooo:paragraph-rsid="00499a69" style:font-weight-asian="bold" style:font-weight-complex="bold"/>
    </style:style>
    <style:style style:name="P50" style:family="paragraph" style:parent-style-name="Standard" style:list-style-name="L9">
      <style:text-properties fo:font-weight="bold" officeooo:rsid="00499a69" officeooo:paragraph-rsid="00499a69" style:font-weight-asian="bold" style:font-weight-complex="bold"/>
    </style:style>
    <style:style style:name="T1" style:family="text">
      <style:text-properties officeooo:rsid="001618e7"/>
    </style:style>
    <style:style style:name="T2" style:family="text">
      <style:text-properties officeooo:rsid="001702bf"/>
    </style:style>
    <style:style style:name="T3" style:family="text">
      <style:text-properties officeooo:rsid="0017e31e"/>
    </style:style>
    <style:style style:name="T4" style:family="text">
      <style:text-properties officeooo:rsid="00185ed2"/>
    </style:style>
    <style:style style:name="T5" style:family="text">
      <style:text-properties officeooo:rsid="0018f1a2"/>
    </style:style>
    <style:style style:name="T6" style:family="text">
      <style:text-properties officeooo:rsid="001a3116"/>
    </style:style>
    <style:style style:name="T7" style:family="text">
      <style:text-properties fo:font-weight="bold" officeooo:rsid="001618e7" style:font-weight-asian="bold" style:font-weight-complex="bold"/>
    </style:style>
    <style:style style:name="T8" style:family="text">
      <style:text-properties fo:font-weight="bold" officeooo:rsid="001a3116" style:font-weight-asian="bold" style:font-weight-complex="bold"/>
    </style:style>
    <style:style style:name="T9" style:family="text">
      <style:text-properties fo:font-weight="bold" officeooo:rsid="001bb140" style:font-weight-asian="bold" style:font-weight-complex="bold"/>
    </style:style>
    <style:style style:name="T10" style:family="text">
      <style:text-properties fo:font-weight="bold" officeooo:rsid="003117a6" style:font-weight-asian="bold" style:font-weight-complex="bold"/>
    </style:style>
    <style:style style:name="T11" style:family="text">
      <style:text-properties fo:font-weight="bold" officeooo:rsid="0036cff2" style:font-weight-asian="bold" style:font-weight-complex="bold"/>
    </style:style>
    <style:style style:name="T12" style:family="text">
      <style:text-properties fo:font-weight="bold" officeooo:rsid="003c0f3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24eab4" style:font-style-asian="normal" style:font-style-complex="normal"/>
    </style:style>
    <style:style style:name="T15" style:family="text">
      <style:text-properties fo:font-style="normal" fo:font-weight="bold" officeooo:rsid="001ebc3b" style:font-style-asian="normal" style:font-weight-asian="bold" style:font-style-complex="normal" style:font-weight-complex="bold"/>
    </style:style>
    <style:style style:name="T16" style:family="text">
      <style:text-properties fo:font-style="normal" fo:font-weight="bold" officeooo:rsid="0024eab4" style:font-style-asian="normal" style:font-weight-asian="bold" style:font-style-complex="normal" style:font-weight-complex="bold"/>
    </style:style>
    <style:style style:name="T17" style:family="text">
      <style:text-properties fo:font-style="normal" fo:font-weight="bold" officeooo:rsid="002f376a" style:font-style-asian="normal" style:font-weight-asian="bold" style:font-style-complex="normal" style:font-weight-complex="bold"/>
    </style:style>
    <style:style style:name="T18" style:family="text">
      <style:text-properties fo:font-style="normal" fo:font-weight="bold" officeooo:rsid="001618e7" style:font-style-asian="normal" style:font-weight-asian="bold" style:font-style-complex="normal" style:font-weight-complex="bold"/>
    </style:style>
    <style:style style:name="T19" style:family="text">
      <style:text-properties fo:font-style="normal" fo:font-weight="bold" officeooo:rsid="003c0f3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bb140" style:font-style-asian="normal" style:font-weight-asian="normal" style:font-style-complex="normal" style:font-weight-complex="normal"/>
    </style:style>
    <style:style style:name="T22" style:family="text">
      <style:text-properties fo:font-style="normal" fo:font-weight="normal" officeooo:rsid="001daf11" style:font-style-asian="normal" style:font-weight-asian="normal" style:font-style-complex="normal" style:font-weight-complex="normal"/>
    </style:style>
    <style:style style:name="T23" style:family="text">
      <style:text-properties fo:font-style="normal" fo:font-weight="normal" officeooo:rsid="001dd44b" style:font-style-asian="normal" style:font-weight-asian="normal" style:font-style-complex="normal" style:font-weight-complex="normal"/>
    </style:style>
    <style:style style:name="T24" style:family="text">
      <style:text-properties fo:font-style="normal" fo:font-weight="normal" officeooo:rsid="0018f1a2" style:font-style-asian="normal" style:font-weight-asian="normal" style:font-style-complex="normal" style:font-weight-complex="normal"/>
    </style:style>
    <style:style style:name="T25" style:family="text">
      <style:text-properties fo:font-style="normal" fo:font-weight="normal" officeooo:rsid="001e3e5b" style:font-style-asian="normal" style:font-weight-asian="normal" style:font-style-complex="normal" style:font-weight-complex="normal"/>
    </style:style>
    <style:style style:name="T26" style:family="text">
      <style:text-properties fo:font-style="normal" fo:font-weight="normal" officeooo:rsid="001ebc3b" style:font-style-asian="normal" style:font-weight-asian="normal" style:font-style-complex="normal" style:font-weight-complex="normal"/>
    </style:style>
    <style:style style:name="T27" style:family="text">
      <style:text-properties fo:font-style="normal" fo:font-weight="normal" officeooo:rsid="00208720" style:font-style-asian="normal" style:font-weight-asian="normal" style:font-style-complex="normal" style:font-weight-complex="normal"/>
    </style:style>
    <style:style style:name="T28" style:family="text">
      <style:text-properties fo:font-style="normal" fo:font-weight="normal" officeooo:rsid="0021d33c" style:font-style-asian="normal" style:font-weight-asian="normal" style:font-style-complex="normal" style:font-weight-complex="normal"/>
    </style:style>
    <style:style style:name="T29" style:family="text">
      <style:text-properties fo:font-style="normal" fo:font-weight="normal" officeooo:rsid="00257cf2" style:font-style-asian="normal" style:font-weight-asian="normal" style:font-style-complex="normal" style:font-weight-complex="normal"/>
    </style:style>
    <style:style style:name="T30" style:family="text">
      <style:text-properties fo:font-style="normal" fo:font-weight="normal" officeooo:rsid="00275c20" style:font-style-asian="normal" style:font-weight-asian="normal" style:font-style-complex="normal" style:font-weight-complex="normal"/>
    </style:style>
    <style:style style:name="T31" style:family="text">
      <style:text-properties fo:font-style="normal" fo:font-weight="normal" officeooo:rsid="0028020d" style:font-style-asian="normal" style:font-weight-asian="normal" style:font-style-complex="normal" style:font-weight-complex="normal"/>
    </style:style>
    <style:style style:name="T32" style:family="text">
      <style:text-properties fo:font-style="normal" fo:font-weight="normal" officeooo:rsid="0028f42a" style:font-style-asian="normal" style:font-weight-asian="normal" style:font-style-complex="normal" style:font-weight-complex="normal"/>
    </style:style>
    <style:style style:name="T33" style:family="text">
      <style:text-properties fo:font-style="normal" fo:font-weight="normal" officeooo:rsid="002cd155" style:font-style-asian="normal" style:font-weight-asian="normal" style:font-style-complex="normal" style:font-weight-complex="normal"/>
    </style:style>
    <style:style style:name="T34" style:family="text">
      <style:text-properties fo:font-style="normal" fo:font-weight="normal" officeooo:rsid="002e3573" style:font-style-asian="normal" style:font-weight-asian="normal" style:font-style-complex="normal" style:font-weight-complex="normal"/>
    </style:style>
    <style:style style:name="T35" style:family="text">
      <style:text-properties fo:font-style="normal" fo:font-weight="normal" officeooo:rsid="002f376a" style:font-style-asian="normal" style:font-weight-asian="normal" style:font-style-complex="normal" style:font-weight-complex="normal"/>
    </style:style>
    <style:style style:name="T36" style:family="text">
      <style:text-properties fo:font-style="normal" fo:font-weight="normal" officeooo:rsid="002fa450" style:font-style-asian="normal" style:font-weight-asian="normal" style:font-style-complex="normal" style:font-weight-complex="normal"/>
    </style:style>
    <style:style style:name="T37" style:family="text">
      <style:text-properties fo:font-style="normal" fo:font-weight="normal" officeooo:rsid="00364dd0" style:font-style-asian="normal" style:font-weight-asian="normal" style:font-style-complex="normal" style:font-weight-complex="normal"/>
    </style:style>
    <style:style style:name="T38" style:family="text">
      <style:text-properties fo:font-style="normal" fo:font-weight="normal" officeooo:rsid="00375f8f" style:font-style-asian="normal" style:font-weight-asian="normal" style:font-style-complex="normal" style:font-weight-complex="normal"/>
    </style:style>
    <style:style style:name="T39" style:family="text">
      <style:text-properties fo:font-style="normal" fo:font-weight="normal" officeooo:rsid="00392350" style:font-style-asian="normal" style:font-weight-asian="normal" style:font-style-complex="normal" style:font-weight-complex="normal"/>
    </style:style>
    <style:style style:name="T40" style:family="text">
      <style:text-properties fo:font-style="normal" fo:font-weight="normal" officeooo:rsid="0042c8f9" style:font-style-asian="normal" style:font-weight-asian="normal" style:font-style-complex="normal" style:font-weight-complex="normal"/>
    </style:style>
    <style:style style:name="T41" style:family="text">
      <style:text-properties fo:font-style="normal" fo:font-weight="normal" officeooo:rsid="00499a69" style:font-style-asian="normal" style:font-weight-asian="normal" style:font-style-complex="normal" style:font-weight-complex="normal"/>
    </style:style>
    <style:style style:name="T42" style:family="text">
      <style:text-properties fo:font-style="normal" fo:font-weight="normal" officeooo:rsid="004b773e" style:font-style-asian="normal" style:font-weight-asian="normal" style:font-style-complex="normal" style:font-weight-complex="normal"/>
    </style:style>
    <style:style style:name="T43" style:family="text">
      <style:text-properties fo:font-weight="normal" officeooo:rsid="001bb140" style:font-weight-asian="normal" style:font-weight-complex="normal"/>
    </style:style>
    <style:style style:name="T44" style:family="text">
      <style:text-properties fo:font-weight="normal" officeooo:rsid="001daf11" style:font-weight-asian="normal" style:font-weight-complex="normal"/>
    </style:style>
    <style:style style:name="T45" style:family="text">
      <style:text-properties fo:font-weight="normal" officeooo:rsid="0031ed5c" style:font-weight-asian="normal" style:font-weight-complex="normal"/>
    </style:style>
    <style:style style:name="T46" style:family="text">
      <style:text-properties fo:font-weight="normal" officeooo:rsid="00340972" style:font-weight-asian="normal" style:font-weight-complex="normal"/>
    </style:style>
    <style:style style:name="T47" style:family="text">
      <style:text-properties fo:font-weight="normal" officeooo:rsid="003117a6" style:font-weight-asian="normal" style:font-weight-complex="normal"/>
    </style:style>
    <style:style style:name="T48" style:family="text">
      <style:text-properties fo:font-weight="normal" officeooo:rsid="0035c23b" style:font-weight-asian="normal" style:font-weight-complex="normal"/>
    </style:style>
    <style:style style:name="T49" style:family="text">
      <style:text-properties fo:font-weight="normal" officeooo:rsid="003db3aa" style:font-weight-asian="normal" style:font-weight-complex="normal"/>
    </style:style>
    <style:style style:name="T50" style:family="text">
      <style:text-properties fo:font-weight="normal" officeooo:rsid="003f7574" style:font-weight-asian="normal" style:font-weight-complex="normal"/>
    </style:style>
    <style:style style:name="T51" style:family="text">
      <style:text-properties fo:font-weight="normal" officeooo:rsid="0041a116" style:font-weight-asian="normal" style:font-weight-complex="normal"/>
    </style:style>
    <style:style style:name="T52" style:family="text">
      <style:text-properties fo:font-weight="normal" officeooo:rsid="0042c8f9" style:font-weight-asian="normal" style:font-weight-complex="normal"/>
    </style:style>
    <style:style style:name="T53" style:family="text">
      <style:text-properties fo:font-weight="normal" officeooo:rsid="0043524d" style:font-weight-asian="normal" style:font-weight-complex="normal"/>
    </style:style>
    <style:style style:name="T54" style:family="text">
      <style:text-properties fo:font-weight="normal" officeooo:rsid="0045709d" style:font-weight-asian="normal" style:font-weight-complex="normal"/>
    </style:style>
    <style:style style:name="T55" style:family="text">
      <style:text-properties fo:font-weight="normal" officeooo:rsid="0048551b" style:font-weight-asian="normal" style:font-weight-complex="normal"/>
    </style:style>
    <style:style style:name="T56" style:family="text">
      <style:text-properties officeooo:rsid="0021d33c"/>
    </style:style>
    <style:style style:name="T57" style:family="text">
      <style:text-properties officeooo:rsid="0036cff2"/>
    </style:style>
    <style:style style:name="T58" style:family="text">
      <style:text-properties officeooo:rsid="0036f6b7"/>
    </style:style>
    <style:style style:name="T59" style:family="text">
      <style:text-properties officeooo:rsid="00375f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Identifica las características principales de los patrones de diseño más conocidos, indica para qué valen y un caso de uso para cada uno de ellos.</text:p>
      <text:p text:style-name="P1"/>
      <text:p text:style-name="P5">Patrones de diseño</text:p>
      <text:p text:style-name="P5">Patrones de diseño creacionales:</text:p>
      <text:p text:style-name="P1"/>
      <text:p text:style-name="P2"><text:span text:style-name="T7">1. Builder</text:span><text:span text:style-name="T1">: </text:span><text:span text:style-name="T2">Se utiliza para </text:span>construir objetos complejos paso a paso, <text:span text:style-name="T2">separando la construcción de su representación, dando lugar a procesos de construcción más simples que tienen diferentes representaciones o configuraciones </text:span><text:span text:style-name="T3">con atributos opcionales </text:span><text:span text:style-name="T4">y un método build()</text:span><text:span text:style-name="T2">, evita la necesitad de implementar constructores con múltiples parámetros y excesivos setters en la clase del objeto, </text:span><text:span text:style-name="T5">y cada objetoBuilder puede tener su propia lógica.</text:span></text:p>
      <text:p text:style-name="P2"/>
      <text:p text:style-name="P3"><text:span text:style-name="T5">Casos de usos del patrón </text:span><text:span text:style-name="T56">B</text:span><text:span text:style-name="T5">uilder:</text:span></text:p>
      <text:p text:style-name="P3"/>
      <text:list xml:id="list2558633562" text:style-name="L1">
        <text:list-item>
          <text:p text:style-name="P37"><text:span text:style-name="T5">Creación de objetos configurables </text:span><text:span text:style-name="T6">como</text:span><text:span text:style-name="T5"> </text:span><text:span text:style-name="T6">vehículos, manuales de vehículos, formularios dinámicos, informes personalizados, creación de objetos complejos con pasos intermedios que permitan la validaciones antes de completar la construcción final del objeto, </text:span><text:span text:style-name="T5">Cada opción seleccionada puede ser representada por un Builder.</text:span></text:p>
        </text:list-item>
      </text:list>
      <text:p text:style-name="P4"/>
      <text:p text:style-name="P7"><text:span text:style-name="T8">2. Factory: </text:span><text:span text:style-name="T44">Cumple con el principio de responsabilidad única, s</text:span><text:span text:style-name="T43">u</text:span><text:span text:style-name="T9"> </text:span><text:span text:style-name="T20">principal </text:span><text:span text:style-name="T21">objetivo </text:span><text:span text:style-name="T20">es proporcionar una interfaz común para la creación de objetos </text:span><text:span text:style-name="T22">que encapsula la lógica de creación de objetos a las subclases</text:span><text:span text:style-name="T20">, </text:span><text:span text:style-name="T21">establec</text:span><text:span text:style-name="T23">iendo</text:span><text:span text:style-name="T21"> una jerarquía de clases, evitando el alto acoplamiento entre las operaciones y los resultados a devolver, facilita la extensibilidad del código y adicionar nuevas implementaciones</text:span><text:span text:style-name="T20">.</text:span></text:p>
      <text:p text:style-name="P11"/>
      <text:p text:style-name="P8"><text:span text:style-name="T24">Casos de usos del patrón </text:span><text:span text:style-name="T28">F</text:span><text:span text:style-name="T25">actory</text:span><text:span text:style-name="T24">:</text:span></text:p>
      <text:p text:style-name="P12"/>
      <text:list xml:id="list2126885217" text:style-name="L2">
        <text:list-item>
          <text:p text:style-name="P38"><text:span text:style-name="T24">Creación de objetos según un parámetro de configuración: generar diferentes tipos de </text:span><text:span text:style-name="T25">presentación de </text:span><text:span text:style-name="T24">informes </text:span><text:span text:style-name="T25">y/o formatos</text:span><text:span text:style-name="T24">, como informes </text:span><text:span text:style-name="T25">en </text:span><text:span text:style-name="T24">PDF, CSV </text:span><text:span text:style-name="T25">entre otros</text:span><text:span text:style-name="T24">. </text:span><text:span text:style-name="T25">Tener una interfaz y varias subclases e implementar </text:span><text:span text:style-name="T26">un nuevo formato será un poco más fácil, l</text:span><text:span text:style-name="T24">a fábrica tomaría un parámetro de configuración, como el tipo de informe, y devolvería una instancia del objeto adecuado, </text:span><text:span text:style-name="T26">otro puede ser la formas de pago de una factura</text:span><text:span text:style-name="T24">.</text:span><text:span text:style-name="T26"> </text:span></text:p>
        </text:list-item>
      </text:list>
      <text:p text:style-name="P14"/>
      <text:p text:style-name="P9"><text:span text:style-name="T15">3. Singleton: </text:span><text:span text:style-name="T27">Garantiza que una clase solo tenga un instancia y proporciona un punto global de acceso a esa instancia compartida en todo el programa </text:span><text:span text:style-name="T28">o sistema</text:span><text:span text:style-name="T27"> y si ya existe devuelve la misma instancia ocupando el mismo lugar de memoria.</text:span></text:p>
      <text:p text:style-name="P12"/>
      <text:p text:style-name="P10"><text:span text:style-name="T24">Casos de usos del patrón</text:span><text:span text:style-name="T28"> Singleton:</text:span></text:p>
      <text:p text:style-name="P15"/>
      <text:list xml:id="list2345517832" text:style-name="L3">
        <text:list-item>
          <text:p text:style-name="P39"><text:span text:style-name="T28">C</text:span><text:span text:style-name="T20">onfiguración global para cargar y almacenar una sola vez para toda la aplicación o programa desde cualquier parte del código, como la conexión a bases de datos que puede tener acceso compartido.</text:span></text:p>
        </text:list-item>
      </text:list>
      <text:p text:style-name="P16"/>
      <text:p text:style-name="P6"><text:span text:style-name="T13">Patrones de diseño </text:span><text:span text:style-name="T14">de Comportamiento:</text:span></text:p>
      <text:p text:style-name="P22"/>
      <text:p text:style-name="P23"><text:span text:style-name="T16">1. Iterator: </text:span><text:span text:style-name="T29">Es útil a la hora de recorrer </text:span><text:span text:style-name="T30">y acceder a </text:span><text:span text:style-name="T29">un</text:span><text:span text:style-name="T30">a</text:span><text:span text:style-name="T29"> colección de objetos </text:span><text:span text:style-name="T31">sin exponer la implementación interna de la colección, estableciendo un interfaz unificada para recorrer los elementos cada uno sin preocuparse de la estructura subyacente de dicha colección, </text:span><text:span text:style-name="T32">permite separar la lógica de</text:span><text:span text:style-name="T33">l</text:span><text:span text:style-name="T32"> </text:span><text:soft-page-break/><text:span text:style-name="T32">recorrido </text:span><text:span text:style-name="T33">de</text:span><text:span text:style-name="T32"> la implementación </text:span><text:span text:style-name="T33">en una </text:span><text:span text:style-name="T32">colección especifica, lo que brinda flexibilidad y facilita el mantenimiento de código, ademas proporciona una forma de recorrer diferentes tipos de colecciones.</text:span></text:p>
      <text:p text:style-name="P17"/>
      <text:p text:style-name="P24"><text:span text:style-name="T24">Casos de usos del patrón </text:span><text:span text:style-name="T34">Iterator:</text:span></text:p>
      <text:p text:style-name="P18"/>
      <text:list xml:id="list2334128162" text:style-name="L4">
        <text:list-item>
          <text:p text:style-name="P40">Crear un lista de música con varias canciones, se recorrer de manera secuencial reproduciendo cada canción, sin necesidad de conocer la implementación interna de la lista. </text:p>
        </text:list-item>
      </text:list>
      <text:p text:style-name="P18"/>
      <text:p text:style-name="P25"><text:span text:style-name="T17">2</text:span><text:span text:style-name="T16">. </text:span><text:span text:style-name="T17">Mediator</text:span><text:span text:style-name="T16">: </text:span><text:span text:style-name="T35">se base en promover el bajo acoplamiento entre componentes al encapsular la comunicación y la lógica de interacción entre ellos, su papel es de intermediario entre los objetos, </text:span><text:span text:style-name="T36">permite la reutilización de los componentes</text:span></text:p>
      <text:p text:style-name="P22"/>
      <text:p text:style-name="P26"><text:span text:style-name="T24">Casos de usos del patrón </text:span><text:span text:style-name="T36">Mediator</text:span><text:span text:style-name="T34">:</text:span></text:p>
      <text:p text:style-name="P19"/>
      <text:list xml:id="list727444565" text:style-name="L5">
        <text:list-item>
          <text:p text:style-name="P43"><text:span text:style-name="T34">E</text:span><text:span text:style-name="T36">l más común puede ser un enviar mensajes entre componentes, ejemplo una empresa de taxis que tiene que comunicación con la central, <text:s/>los usuarios y los conductores. <text:s/></text:span></text:p>
        </text:list-item>
      </text:list>
      <text:list xml:id="list3741584866516" text:continue-list="list2126885217" text:style-name="L2">
        <text:list-header>
          <text:p text:style-name="P41"/>
          <text:p text:style-name="P41"/>
        </text:list-header>
      </text:list>
      <text:p text:style-name="P27"><text:span text:style-name="T10">3. Observer: </text:span><text:span text:style-name="T47">Establece una relación de dependencia de uno a muchos entre objetos, el observer notifica automáticamente </text:span><text:span text:style-name="T48">a través de un método,</text:span><text:span text:style-name="T47"> </text:span><text:span text:style-name="T46">cuando se produce</text:span><text:span text:style-name="T47"> </text:span><text:span text:style-name="T45">un cambio </text:span><text:span text:style-name="T46">en su estado,</text:span><text:span text:style-name="T45"> a </text:span><text:span text:style-name="T48">la</text:span><text:span text:style-name="T45"> lista de observadores, </text:span><text:span text:style-name="T46">l</text:span><text:span text:style-name="T48">a</text:span><text:span text:style-name="T46"> cual se puede registrar o darse de baja en dicha lista.</text:span></text:p>
      <text:p text:style-name="P32"/>
      <text:p text:style-name="P28"><text:span text:style-name="T24">Casos de usos del patrón </text:span><text:span text:style-name="T37">Observer:</text:span></text:p>
      <text:p text:style-name="P20"/>
      <text:list xml:id="list1791442754" text:style-name="L6">
        <text:list-item>
          <text:p text:style-name="P42">las notificaciones por mensajería por el uso de sus diferentes aplicaciones cuando se presenta un a interacción o evento con su perfil, <text:s/>que le interese, o como los movimientos bancarios cuando han cambiando de estado, cambios de contraseñas, inicios de sesión en diferentes dispositivos </text:p>
        </text:list-item>
      </text:list>
      <text:p text:style-name="P35"/>
      <text:p text:style-name="P36"><text:span text:style-name="T11">4. State</text:span><text:span text:style-name="T57">: </text:span><text:span text:style-name="T59">P</text:span><text:span text:style-name="T58">ermite </text:span><text:span text:style-name="T59">manejar o controlar </text:span><text:span text:style-name="T58">su comportamiento, cuando su estado interno cambia, </text:span><text:span text:style-name="T59">se utiliza una</text:span><text:span text:style-name="T58"> interfaz para los posibles estados </text:span><text:span text:style-name="T59">de un objeto y </text:span><text:span text:style-name="T58">estos </text:span><text:span text:style-name="T59">se</text:span><text:span text:style-name="T58"> encapsulan, </text:span><text:span text:style-name="T59">los</text:span><text:span text:style-name="T58"> estado</text:span><text:span text:style-name="T59">s</text:span><text:span text:style-name="T58"> pueden describir </text:span><text:span text:style-name="T59">su estado actual, y cambiar al invocar otro estado, es muy utilizado para controlar o modelar el flujo de estados relacionados como un paso a paso condicionando de manera clara y modular.</text:span></text:p>
      <text:p text:style-name="P13"/>
      <text:p text:style-name="P29"><text:span text:style-name="T24">Casos de usos del patrón </text:span><text:span text:style-name="T38">State:</text:span></text:p>
      <text:p text:style-name="P21"/>
      <text:list xml:id="list621055950" text:style-name="L7">
        <text:list-item>
          <text:p text:style-name="P44"><text:span text:style-name="T38">Se lo puede implementar para modelar </text:span><text:span text:style-name="T39">y controlar </text:span><text:span text:style-name="T38">un flujo de estados relacionados como el proceso de una ventanill</text:span><text:span text:style-name="T39">a</text:span><text:span text:style-name="T38"> </text:span><text:span text:style-name="T39">d</text:span><text:span text:style-name="T38">e </text:span><text:span text:style-name="T39">un</text:span><text:span text:style-name="T38"> banco, </text:span><text:span text:style-name="T39">la ventanilla puede tener varios estados como: ventanilla cerrada, abierta, en espera, atendiendo un cliente y no se pueden saltar ningún.</text:span></text:p>
        </text:list-item>
      </text:list>
      <text:p text:style-name="P36"/>
      <text:p text:style-name="P30"><text:span text:style-name="T18">Patrones de diseño </text:span><text:span text:style-name="T16">de </text:span><text:span text:style-name="T19">Estructurales</text:span><text:span text:style-name="T16">:</text:span></text:p>
      <text:p text:style-name="P31"/>
      <text:p text:style-name="P30"><text:span text:style-name="T12">1. Adapter: </text:span><text:span text:style-name="T49">Permite que las clases con tienen interfaces incompatibles trabajen juntas, con una </text:span><text:span text:style-name="T51">interface</text:span><text:span text:style-name="T49"> intermedia llamada Adaptador </text:span><text:span text:style-name="T52">que envuelve uno de los objetos para esconder su complejidad</text:span><text:span text:style-name="T49">, este se encarga de convertir los objetos </text:span><text:span text:style-name="T50">para que puedan ser comprendidos, </text:span><text:span text:style-name="T52">puede funcionar en dos sentidos, sin tocar el código de las otras clases.</text:span></text:p>
      <text:p text:style-name="P45"/>
      <text:p text:style-name="P33"><text:soft-page-break/><text:span text:style-name="T24">Casos de usos del patrón </text:span><text:span text:style-name="T40">Adater</text:span><text:span text:style-name="T38">:</text:span></text:p>
      <text:p text:style-name="P45"/>
      <text:list xml:id="list617909660" text:style-name="L8">
        <text:list-item>
          <text:p text:style-name="P47"><text:span text:style-name="T52">Pueda ser que exista la oportunidad de trabajar con Api externa que tenga sus medidas en sistema métrico ingles y el otro </text:span><text:span text:style-name="T53">en el sistema internacional de medidas</text:span><text:span text:style-name="T52">, para no tener lio se trabaja crea una interfaz que se pueda convertir es valor </text:span><text:span text:style-name="T53">a un sistema a otro o en ambas direcciones, otro caso de uso seria que se trabajo en una nueva actualización de formatos de texto pero se quiere que también trabaje con las versiones viejas de procesadores de textos. </text:span></text:p>
        </text:list-item>
      </text:list>
      <text:p text:style-name="P46"/>
      <text:p text:style-name="P48">2. Decorator: <text:span text:style-name="T54">Permite agregar comportamiento adicional a un objeto, es una alternativa flexible la herencia para extender funcionalidades a un objeto, sin modificar su estructura original, </text:span><text:span text:style-name="T55">hay la necesidad de extender la funcionalidad, pero no hay razones para extenderlo a través de una herencia</text:span></text:p>
      <text:p text:style-name="P48"><text:span text:style-name="T55"/></text:p>
      <text:p text:style-name="P49"><text:span text:style-name="T24">Casos de usos del patrón </text:span><text:span text:style-name="T41">Decorator: </text:span></text:p>
      <text:p text:style-name="P49"><text:span text:style-name="T41"/></text:p>
      <text:list xml:id="list2569789585" text:style-name="L9">
        <text:list-item>
          <text:p text:style-name="P50"><text:span text:style-name="T41">p</text:span><text:span text:style-name="T20">uede ser muy útil, en el momento que un producto tenga accesorios extras como una batidora de mesa, que tiene varios accesorios para realizar diferentes tipos de productos, entonces a la hora de vender el batidora </text:span><text:span text:style-name="T42">básica solo</text:span><text:span text:style-name="T20"> con lo necesario puede tener un precio, y dependiendo de los accesorios que se quiera agregar el valor puede aumentar, y de esta manera se aumenta la funcionalidad de la batidora, que un principio solo puede hacer merengues </text:span><text:span text:style-name="T42">y adicionando un elementos extra puede potenciar su uso,</text:span><text:span text:style-name="T20"> puede hacer espaguetis </text:span><text:span text:style-name="T42">con la misma maquina.</text:span><text:span text:style-name="T20"> <text: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4T11:11:14.670234212</meta:creation-date>
    <dc:date>2023-06-26T00:31:12.506635358</dc:date>
    <meta:editing-duration>P3DT13H49M14S</meta:editing-duration>
    <meta:editing-cycles>10</meta:editing-cycles>
    <meta:generator>LibreOffice/6.4.7.2$Linux_X86_64 LibreOffice_project/40$Build-2</meta:generator>
    <meta:document-statistic meta:table-count="0" meta:image-count="0" meta:object-count="0" meta:page-count="3" meta:paragraph-count="32" meta:word-count="1044" meta:character-count="6553" meta:non-whitespace-character-count="5539"/>
  </office:meta>
</office:document-meta>
</file>